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position="0% 100%" style:text-underline-style="none"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style:font-name="Times New Roman1"/>
    </style:style>
    <style:style style:name="P6" style:family="paragraph" style:parent-style-name="Standard" style:list-style-name="L2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8" style:family="paragraph" style:parent-style-name="Standard" style:list-style-name="L4">
      <style:paragraph-properties fo:text-align="start" style:justify-single-word="false"/>
    </style:style>
    <style:style style:name="P9" style:family="paragraph" style:parent-style-name="Standard" style:list-style-name="L6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style:text-position="0% 100%" style:text-underline-style="none" fo:font-weight="normal" style:font-weight-asian="normal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style:text-position="0% 100%" style:text-underline-style="none" fo:font-weight="normal" style:font-weight-asian="normal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style:text-position="0% 100%" style:text-underline-style="none" fo:font-weight="normal" style:font-weight-asian="normal" style:font-weight-complex="normal"/>
    </style:style>
    <style:style style:name="P13" style:family="paragraph" style:parent-style-name="Standard" style:list-style-name="L6">
      <style:paragraph-properties fo:text-align="start" style:justify-single-word="false"/>
      <style:text-properties style:text-position="0% 100%" style:text-underline-style="none" fo:font-weight="normal" style:font-weight-asian="normal" style:font-weight-complex="normal"/>
    </style:style>
    <style:style style:name="P14" style:family="paragraph" style:parent-style-name="Standard" style:list-style-name="L7">
      <style:paragraph-properties fo:text-align="start" style:justify-single-word="false"/>
      <style:text-properties style:text-position="0% 100%" style:text-underline-style="none" fo:font-weight="normal" style:font-weight-asian="normal" style:font-weight-complex="normal"/>
    </style:style>
    <style:style style:name="P15" style:family="paragraph" style:parent-style-name="Standard" style:list-style-name="L8">
      <style:paragraph-properties fo:text-align="start" style:justify-single-word="false"/>
      <style:text-properties style:text-position="0% 100%" style:text-underline-style="none" fo:font-weight="normal" style:font-weight-asian="normal" style:font-weight-complex="normal"/>
    </style:style>
    <style:style style:name="P16" style:family="paragraph" style:parent-style-name="Standard" style:list-style-name="L9">
      <style:paragraph-properties fo:text-align="start" style:justify-single-word="false"/>
      <style:text-properties style:text-position="0% 100%" style:text-underline-style="none" fo:font-weight="normal" style:font-weight-asian="normal" style:font-weight-complex="normal"/>
    </style:style>
    <style:style style:name="P17" style:family="paragraph" style:parent-style-name="Standard" style:list-style-name="L10">
      <style:paragraph-properties fo:text-align="start" style:justify-single-word="false"/>
      <style:text-properties style:text-position="0% 100%" style:text-underline-style="none" fo:font-weight="normal" style:font-weight-asian="normal" style:font-weight-complex="normal"/>
    </style:style>
    <style:style style:name="P18" style:family="paragraph" style:parent-style-name="Standard" style:list-style-name="L11">
      <style:paragraph-properties fo:text-align="start" style:justify-single-word="false"/>
      <style:text-properties style:text-position="0% 100%" style:text-underline-style="none" fo:font-weight="normal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text-position="0% 100%" style:text-underline-style="none" fo:font-weight="normal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position="0% 100%" style:text-underline-style="solid" style:text-underline-width="auto" style:text-underline-color="font-color" fo:font-weight="bold" style:font-weight-asian="bold" style:font-weight-complex="bold"/>
    </style:style>
    <style:style style:name="P21" style:family="paragraph" style:parent-style-name="Standard" style:list-style-name="L6">
      <style:paragraph-properties fo:text-align="start" style:justify-single-word="false"/>
      <style:text-properties fo:font-size="15pt" style:font-size-asian="15pt" style:font-size-complex="15pt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style:text-underline-style="none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style:text-position="super 58%" style:text-underline-style="none" fo:font-weight="normal" style:font-weight-asian="normal" style:font-weight-complex="normal"/>
    </style:style>
    <style:style style:name="T6" style:family="text">
      <style:text-properties style:text-position="super 58%" style:font-name="Times New Roman1"/>
    </style:style>
    <style:style style:name="T7" style:family="text">
      <style:text-properties style:text-position="sub 58%"/>
    </style:style>
    <style:style style:name="T8" style:family="text">
      <style:text-properties style:text-position="sub 58%" style:text-underline-style="none" fo:font-weight="normal" style:font-weight-asian="normal" style:font-weight-complex="normal"/>
    </style:style>
    <style:style style:name="T9" style:family="text">
      <style:text-properties style:text-position="sub 58%" style:font-name="Times New Roman1" style:text-underline-style="none" fo:font-weight="normal" style:font-name-asian="Times New Roman1" style:font-weight-asian="normal" style:font-name-complex="Times New Roman1" style:font-weight-complex="normal"/>
    </style:style>
    <style:style style:name="T10" style:family="text">
      <style:text-properties style:text-position="sub 58%" fo:font-size="12pt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L Basics:</text:p>
      <text:list xml:id="list1086926723108690670" text:style-name="L1">
        <text:list-item>
          <text:p text:style-name="P4">Input → ML algorithm → model : f(x) → decision class: <text:span text:style-name="T1">ŷ</text:span> </text:p>
        </text:list-item>
        <text:list-item>
          <text:p text:style-name="P4">Feature identification for input is done by the ML algorithm. The result is a mapping f(x) → <text:span text:style-name="T1">ŷ</text:span>, where x is a set of the features identified by the ML algorithm.</text:p>
        </text:list-item>
        <text:list-item>
          <text:p text:style-name="P4">The input is a training set which help the algorithm do feature identification. Training set instances are of the form &lt;feature_vector, class_label&gt;.</text:p>
        </text:list-item>
        <text:list-item>
          <text:p text:style-name="P5">Ŷ can be :</text:p>
          <text:list>
            <text:list-item>
              <text:p text:style-name="P5">discrete → class label/classification</text:p>
            </text:list-item>
            <text:list-item>
              <text:p text:style-name="P5">real → regression</text:p>
            </text:list-item>
          </text:list>
        </text:list-item>
        <text:list-item>
          <text:p text:style-name="P4">For discrete output </text:p>
          <text:list>
            <text:list-item>
              <text:p text:style-name="P4">we have two approaches for finding separator of classes</text:p>
              <text:list>
                <text:list-item>
                  <text:p text:style-name="P4">maximum margin</text:p>
                </text:list-item>
                <text:list-item>
                  <text:p text:style-name="P4">cost-based classification</text:p>
                </text:list-item>
              </text:list>
            </text:list-item>
            <text:list-item>
              <text:p text:style-name="P4">Seperators can be linear, non-linear</text:p>
            </text:list-item>
          </text:list>
        </text:list-item>
      </text:list>
      <text:p text:style-name="P3">DECISION TREES</text:p>
      <text:p text:style-name="P1">When?</text:p>
      <text:list xml:id="list3332372793976629314" text:style-name="L2">
        <text:list-item>
          <text:p text:style-name="P6">Set of atrribute-value pairs available.</text:p>
        </text:list-item>
        <text:list-item>
          <text:p text:style-name="P6">Robust....can work in presence of erroneous data.</text:p>
        </text:list-item>
        <text:list-item>
          <text:p text:style-name="P6">can handle missing data.</text:p>
        </text:list-item>
      </text:list>
      <text:p text:style-name="P1"/>
      <text:p text:style-name="P1"><text:span text:style-name="T3">Buzz &gt;&gt;&gt;</text:span> TDIDT → top down induction of decision trees</text:p>
      <text:p text:style-name="P1"/>
      <text:p text:style-name="P1">Entropy based (maximize entropy):</text:p>
      <text:list xml:id="list8424540128116306540" text:style-name="L3">
        <text:list-item>
          <text:p text:style-name="P7">It is a batch algorithm</text:p>
        </text:list-item>
      </text:list>
      <text:list xml:id="list3758901003601693346" text:style-name="L4">
        <text:list-item>
          <text:p text:style-name="P8">Entropy (S) = - p<text:span text:style-name="T4">+ </text:span>. log<text:span text:style-name="T7">2 </text:span>p<text:span text:style-name="T5">+</text:span> - <text:s/>p<text:span text:style-name="T5">- </text:span>. log<text:span text:style-name="T7">2 </text:span>p<text:span text:style-name="T5">-</text:span></text:p>
          <text:list>
            <text:list-item>
              <text:p text:style-name="P11">p+ → fraction of positive instances in training set</text:p>
            </text:list-item>
            <text:list-item>
              <text:p text:style-name="P11">p- → fraction of negative instances in training set</text:p>
            </text:list-item>
          </text:list>
        </text:list-item>
        <text:list-item>
          <text:p text:style-name="P8"><text:span text:style-name="T11">Gain (S , A) = Entropy (S) – </text:span><text:span text:style-name="T2">∑</text:span><text:span text:style-name="T9">V</text:span><text:span text:style-name="T8">eValues(A)</text:span><text:span text:style-name="T11"> |S</text:span><text:span text:style-name="T8">v</text:span><text:span text:style-name="T11">|/|S| Entropy(S</text:span><text:span text:style-name="T10">V</text:span><text:span text:style-name="T11">)</text:span></text:p>
        </text:list-item>
        <text:list-item>
          <text:p text:style-name="P11">Information Gain = Gain / Split Penalty</text:p>
        </text:list-item>
        <text:list-item>
          <text:p text:style-name="P11">Not guaranteed to be optimal in terms of accuracy</text:p>
        </text:list-item>
      </text:list>
      <text:p text:style-name="P2"/>
      <text:p text:style-name="P2"><text:span text:style-name="T3">Buzz &gt;&gt;&gt;</text:span> Hoeffding Trees → incremental decision tree building approach.</text:p>
      <text:p text:style-name="P2"/>
      <text:p text:style-name="P2"/>
      <text:p text:style-name="P2">Split penalty → - Ei...n |Si|/|S| log (|Si|/|S|)</text:p>
      <text:p text:style-name="P2"/>
      <text:p text:style-name="P2"/>
      <text:p text:style-name="P2">Decision tree pruning</text:p>
      <text:list xml:id="list5287985758270639425" text:style-name="L5">
        <text:list-item>
          <text:p text:style-name="P12">pre-pruning → stop early</text:p>
        </text:list-item>
        <text:list-item>
          <text:p text:style-name="P12">post-pruning → grow fully, prune later</text:p>
        </text:list-item>
        <text:list-item>
          <text:p text:style-name="P12">reduced error pruning</text:p>
          <text:list>
            <text:list-item>
              <text:p text:style-name="P12">use training set to build</text:p>
            </text:list-item>
            <text:list-item>
              <text:p text:style-name="P12">use validation set to prune</text:p>
              <text:list>
                <text:list-item>
                  <text:p text:style-name="P12">push validation instances through the tree</text:p>
                </text:list-item>
                <text:list-item>
                  <text:p text:style-name="P12">at every node</text:p>
                  <text:list>
                    <text:list-item>
                      <text:p text:style-name="P12">if I prune does hurt accuracy on the validation set → if not prune</text:p>
                    </text:list-item>
                    <text:list-item>
                      <text:p text:style-name="P12">this can be top-down or bottom-up...you choose...but bottom-up is more common 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>regression learning</text:p>
      <text:list xml:id="list2318840263212775593" text:style-name="L6">
        <text:list-item>
          <text:p text:style-name="P13">finding w → model selection</text:p>
        </text:list-item>
        <text:list-item>
          <text:p text:style-name="P13">the check is the error function (E(w)) or the loss function (L(w))</text:p>
        </text:list-item>
        <text:list-item>
          <text:p text:style-name="P9">E(w)<text:tab/>= <text:span text:style-name="T1">Σ</text:span><text:span text:style-name="T7">i=1..n</text:span> [y`(x<text:span text:style-name="T8">i</text:span>,w) – y<text:span text:style-name="T8">c</text:span>)<text:span text:style-name="T4">2</text:span>]/2 + <text:span text:style-name="T1">λ</text:span>||w||</text:p>
        </text:list-item>
      </text:list>
      <text:p text:style-name="P2"/>
      <text:p text:style-name="P2">Instance Based Learning</text:p>
      <text:list xml:id="list5866267432807113509" text:style-name="L7">
        <text:list-item>
          <text:p text:style-name="P14">Identify distance metric</text:p>
        </text:list-item>
      </text:list>
      <text:list xml:id="list908183104117614985" text:style-name="L8">
        <text:list-item>
          <text:list>
            <text:list-item>
              <text:p text:style-name="P15">eucledian distance</text:p>
            </text:list-item>
          </text:list>
        </text:list-item>
      </text:list>
      <text:list xml:id="list32631853" text:continue-list="list5866267432807113509" text:style-name="L7">
        <text:list-item>
          <text:p text:style-name="P14">How many neighbors?</text:p>
        </text:list-item>
      </text:list>
      <text:list xml:id="list3713899618842657348" text:style-name="L9">
        <text:list-item>
          <text:list>
            <text:list-item>
              <text:p text:style-name="P16">1</text:p>
            </text:list-item>
            <text:list-item>
              <text:p text:style-name="P16">k</text:p>
            </text:list-item>
          </text:list>
        </text:list-item>
      </text:list>
      <text:list xml:id="list32648073" text:continue-list="list32631853" text:style-name="L7">
        <text:list-item>
          <text:p text:style-name="P14">A weight function</text:p>
        </text:list-item>
      </text:list>
      <text:list xml:id="list32627583" text:continue-list="list2318840263212775593" text:style-name="L6">
        <text:list-item>
          <text:list>
            <text:list-item>
              <text:p text:style-name="P21"><text:soft-page-break/>w<text:span text:style-name="T7">k</text:span> = e <text:span text:style-name="T4">-</text:span><text:span text:style-name="T6">λ</text:span><text:span text:style-name="T4">(xk-x)^2</text:span></text:p>
            </text:list-item>
          </text:list>
        </text:list-item>
      </text:list>
      <text:list xml:id="list32648236" text:continue-list="list32648073" text:style-name="L7">
        <text:list-item>
          <text:p text:style-name="P14">How to predict using neighbors?</text:p>
        </text:list-item>
      </text:list>
      <text:p text:style-name="P2"/>
      <text:p text:style-name="P2">Cross validation:</text:p>
      <text:list xml:id="list4494498503564045083" text:style-name="L10">
        <text:list-item>
          <text:p text:style-name="P17">k-fold cross validation</text:p>
        </text:list-item>
        <text:list-item>
          <text:p text:style-name="P17">stratification cross validation</text:p>
        </text:list-item>
      </text:list>
      <text:p text:style-name="P2"/>
      <text:p text:style-name="P19"/>
      <text:p text:style-name="P2">Perceptron</text:p>
      <text:list xml:id="list8926797978194459343" text:style-name="L11">
        <text:list-item>
          <text:p text:style-name="P18">learns a classifier directly</text:p>
        </text:list-item>
        <text:list-item>
          <text:p text:style-name="P18">local search</text:p>
        </text:list-item>
        <text:list-item>
          <text:p text:style-name="P18">eager action</text:p>
        </text:list-item>
        <text:list-item>
          <text:p text:style-name="P18">online and batch</text:p>
        </text:list-item>
      </text:list>
      <text:p text:style-name="P2"/>
      <text:p text:style-name="P20">logistic regression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9T11:44:47.01</meta:creation-date>
    <dc:date>2013-02-21T12:49:33.80</dc:date>
    <meta:editing-duration>P5DT2H17M10S</meta:editing-duration>
    <meta:editing-cycles>7</meta:editing-cycles>
    <meta:generator>OpenOffice.org/3.4$Win32 OpenOffice.org_project/340m1$Build-9590</meta:generator>
    <meta:document-statistic meta:table-count="0" meta:image-count="0" meta:object-count="0" meta:page-count="3" meta:paragraph-count="60" meta:word-count="394" meta:character-count="2124"/>
  </office:meta>
</office:document-meta>
</file>